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es" fo:country="ES" officeooo:rsid="000d888f" officeooo:paragraph-rsid="000d888f"/>
    </style:style>
    <style:style style:name="P2" style:family="paragraph" style:parent-style-name="Standard" style:list-style-name="L1">
      <style:text-properties fo:language="es" fo:country="ES" officeooo:rsid="000e8eb7" officeooo:paragraph-rsid="000e8eb7"/>
    </style:style>
    <style:style style:name="P3" style:family="paragraph" style:parent-style-name="Standard" style:list-style-name="L1">
      <style:text-properties fo:language="es" fo:country="ES" officeooo:rsid="00107317" officeooo:paragraph-rsid="00107317"/>
    </style:style>
    <style:style style:name="P4" style:family="paragraph" style:parent-style-name="Standard" style:list-style-name="L1">
      <style:paragraph-properties fo:text-align="justify" style:justify-single-word="false"/>
      <style:text-properties fo:language="es" fo:country="ES" officeooo:rsid="00114489" officeooo:paragraph-rsid="00126273"/>
    </style:style>
    <style:style style:name="T1" style:family="text">
      <style:text-properties officeooo:rsid="00126273"/>
    </style:style>
    <style:style style:name="T2" style:family="text">
      <style:text-properties officeooo:rsid="0013d6da"/>
    </style:style>
    <style:style style:name="T3" style:family="text">
      <style:text-properties officeooo:rsid="00176ad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Boletin Laboratorio 3</text:p>
      <text:p text:style-name="P1"/>
      <text:list xml:id="list737460126" text:style-name="L1">
        <text:list-item>
          <text:p text:style-name="P2">Codigo fuente adjuntado.</text:p>
          <text:p text:style-name="P2"/>
        </text:list-item>
        <text:list-item>
          <text:p text:style-name="P2">Codigo fuente adjuntado.</text:p>
          <text:p text:style-name="P2"/>
        </text:list-item>
        <text:list-item>
          <text:p text:style-name="P2">Codigo fuente adjuntado.</text:p>
          <text:p text:style-name="P2"/>
        </text:list-item>
        <text:list-item>
          <text:p text:style-name="P3">PDF con graficos y tablas de los resultados adjuntada.</text:p>
          <text:p text:style-name="P2"/>
        </text:list-item>
        <text:list-item>
          <text:p text:style-name="P4">Basándonos únicamente en los resultados obtenidos con nuestro a<text:span text:style-name="T2">ná</text:span>lisis experimental, parece ser que Array List es la mejor implementación. <text:span text:style-name="T2">C</text:span>on un crecimiento lineal en la complejidad temporal de push_back(int) y tiempo constante para la método at(int) y size(), a diferencia de la Linked List, que si bien es muy similar para los metodos push_back(int) y size(), el método at(int) es de crecimiento lineal. <text:span text:style-name="T1">Esto es especialmente cierto si se desea realizar trabajos donde consultar grandes volumenes de datos de forma frecuente es lo principal como, por ejemplo, realizar análisis estadísticos.</text:span></text:p>
          <text:p text:style-name="P4"/>
          <text:p text:style-name="P4">Esto fue distinto a lo que yo esperaba. Al implementar el método de push_back(int) para la Array List, <text:span text:style-name="T1">mi intuición dijo que la complejidad del peor caso sería de tiempo O(n) ya que deberia copiar todos los elementos guardados hasta el momento en un nuevo arreglo cuando se requiera reasignar memoria (en contraste a el tiempo O(1) de la Linked List)</text:span>. Sin embargo esto puede deberse a factores que <text:span text:style-name="T3">fueron ignorados</text:span> en <text:span text:style-name="T1">el modelo que consideré. Es posible que la sencillez de los datos trabajados (variables int) haya significado que copiar los datos de un arreglo a otro sea suficientemente sencillo como para mantener una complejidad temporal lineal o quizas el volumen de datos no fue suficiente como para que reasignar y copiar datos comenzara a tener un impacto significativo. De cualquier forma, esto nos muestra que realizar solo análisis teoricos de nuestros algoritmos puede llevarnos a conclusiones erroneas y que no debemos sobrestimar nuestra habilidad de realizar un modelo adecuad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5:08:32.064692350</meta:creation-date>
    <dc:date>2019-04-14T23:08:55.251241914</dc:date>
    <meta:editing-duration>PT1H14M22S</meta:editing-duration>
    <meta:editing-cycles>6</meta:editing-cycles>
    <meta:generator>LibreOffice/6.2.2.2$Linux_X86_64 LibreOffice_project/20$Build-2</meta:generator>
    <meta:document-statistic meta:table-count="0" meta:image-count="0" meta:object-count="0" meta:page-count="1" meta:paragraph-count="7" meta:word-count="278" meta:character-count="1753" meta:non-whitespace-character-count="1487"/>
  </office:meta>
</office:document-meta>
</file>